
<file path=META-INF/manifest.xml><?xml version="1.0" encoding="utf-8"?>
<manifest:manifest xmlns:loext="urn:org:documentfoundation:names:experimental:office:xmlns:loext:1.0" xmlns:manifest="urn:oasis:names:tc:opendocument:xmlns:manifest:1.0" manifest:version="1.2">
  <manifest:file-entry manifest:full-path="/" manifest:media-type="application/vnd.oasis.opendocument.text" manifest:version="1.2"/>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accelerator/" manifest:media-type=""/>
  <manifest:file-entry manifest:full-path="Configurations2/progressbar/" manifest:media-type=""/>
  <manifest:file-entry manifest:full-path="Configurations2/statusbar/"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 style:name="pipoca">
      <style:table-properties style:width="16.999cm" table:align="margins"/>
    </style:style>
    <style:style style:family="table-column" style:name="pipoca.A">
      <style:table-column-properties style:column-width="3.399cm" style:rel-column-width="13107*"/>
    </style:style>
    <style:style style:family="table-cell" style:name="pipoca.A1">
      <style:table-cell-properties fo:border-bottom="0.05pt solid #000000" fo:border-left="0.05pt solid #000000" fo:border-right="none" fo:border-top="0.05pt solid #000000" fo:padding="0.097cm"/>
    </style:style>
    <style:style style:family="table-cell" style:name="pipoca.E1">
      <style:table-cell-properties fo:border="0.05pt solid #000000" fo:padding="0.097cm"/>
    </style:style>
    <style:style style:family="table-cell" style:name="pipoca.A2">
      <style:table-cell-properties fo:border-bottom="0.05pt solid #000000" fo:border-left="0.05pt solid #000000" fo:border-right="none" fo:border-top="none" fo:padding="0.097cm"/>
    </style:style>
    <style:style style:family="table-cell" style:name="pipoca.E2">
      <style:table-cell-properties fo:border-bottom="0.05pt solid #000000" fo:border-left="0.05pt solid #000000" fo:border-right="0.05pt solid #000000" fo:border-top="none" fo:padding="0.097cm"/>
    </style:style>
    <style:style style:family="paragraph" style:name="P1" style:parent-style-name="Standard">
      <loext:graphic-properties draw:fill="solid" draw:fill-color="#fdb94d" draw:opacity="100%"/>
      <style:paragraph-properties fo:background-color="#fdb94d"/>
      <style:text-properties fo:font-weight="bold" style:font-weight-asian="bold" style:font-weight-complex="bold"/>
    </style:style>
    <style:style style:family="paragraph" style:name="P2" style:parent-style-name="Standard">
      <loext:graphic-properties draw:fill="solid" draw:fill-color="#579835" draw:opacity="100%"/>
      <style:paragraph-properties fo:background-color="#579835"/>
    </style:style>
    <style:style style:family="table-cell" style:name="template.A1">
      <style:table-cell-properties fo:border-bottom="0.05pt solid #000000" fo:border-left="0.05pt solid #000000" fo:border-right="none" fo:border-top="0.05pt solid #000000" fo:padding="0.097cm"/>
    </style:style>
    <style:style style:family="paragraph" style:name="P6" style:parent-style-name="Table_20_Contents">
      <loext:graphic-properties draw:fill="solid" draw:fill-color="#fff200" draw:opacity="100%"/>
      <style:paragraph-properties fo:background-color="#fff200"/>
    </style:style>
    <style:style style:family="table-cell" style:name="template.E1">
      <style:table-cell-properties fo:border="0.05pt solid #000000" fo:padding="0.097cm"/>
    </style:style>
    <style:style style:family="paragraph" style:name="P9" style:parent-style-name="Table_20_Contents">
      <loext:graphic-properties draw:fill="solid" draw:fill-color="#72bf44" draw:opacity="100%"/>
      <style:paragraph-properties fo:background-color="#72bf44"/>
    </style:style>
    <style:style style:family="paragraph" style:name="P11" style:parent-style-name="Table_20_Contents">
      <loext:graphic-properties draw:fill="solid" draw:fill-color="#b2b2b2" draw:opacity="100%"/>
      <style:paragraph-properties fo:background-color="#b2b2b2"/>
    </style:style>
    <style:style style:family="table-cell" style:name="template.A2">
      <style:table-cell-properties fo:border-bottom="0.05pt solid #000000" fo:border-left="0.05pt solid #000000" fo:border-right="none" fo:border-top="none" fo:padding="0.097cm"/>
    </style:style>
    <style:style style:family="table-cell" style:name="template.E5">
      <style:table-cell-properties fo:border-bottom="0.05pt solid #000000" fo:border-left="0.05pt solid #000000" fo:border-right="0.05pt solid #000000" fo:border-top="none" fo:padding="0.097cm"/>
    </style:style>
    <style:style style:family="paragraph" style:name="P26" style:parent-style-name="Table_20_Contents">
      <loext:graphic-properties draw:fill="solid" draw:fill-color="#fff9ae" draw:opacity="100%"/>
      <style:paragraph-properties fo:background-color="#fff9ae"/>
    </style:style>
    <style:style style:family="paragraph" style:name="P12" style:parent-style-name="Table_20_Contents">
      <loext:graphic-properties draw:fill="solid" draw:fill-color="#fff685" draw:opacity="100%"/>
      <style:paragraph-properties fo:background-color="#fff685"/>
    </style:style>
    <style:style style:family="table-cell" style:name="template.A2-ad9ff04">
      <style:table-cell-properties fo:border-bottom="0.05pt solid #000000" fo:border-left="0.05pt solid #000000" fo:border-right="none" fo:border-top="none" fo:padding="0.097cm"/>
    </style:style>
    <style:style style:family="table-cell" style:name="template.E5-a1df99e">
      <style:table-cell-properties fo:border-bottom="0.05pt solid #000000" fo:border-left="0.05pt solid #000000" fo:border-right="0.05pt solid #000000" fo:border-top="none" fo:padding="0.097cm"/>
    </style:style>
    <style:style style:family="paragraph" style:name="P18" style:parent-style-name="Table_20_Contents">
      <loext:graphic-properties draw:fill="solid" draw:fill-color="#a3238e" draw:opacity="100%"/>
      <style:paragraph-properties fo:background-color="#a3238e"/>
    </style:style>
    <style:style style:family="table-cell" style:name="template.A1-abc8b46">
      <style:table-cell-properties fo:border-bottom="0.05pt solid #000000" fo:border-left="0.05pt solid #000000" fo:border-right="none" fo:border-top="0.05pt solid #000000" fo:padding="0.097cm"/>
    </style:style>
    <style:style style:family="paragraph" style:name="P28" style:parent-style-name="Table_20_Contents">
      <loext:graphic-properties draw:fill="solid" draw:fill-color="#faa61a" draw:opacity="100%"/>
      <style:paragraph-properties fo:background-color="#faa61a"/>
      <style:text-properties officeooo:paragraph-rsid="001b89b8" officeooo:rsid="001b89b8" style:font-name="Comic Sans MS"/>
    </style:style>
    <style:style style:family="paragraph" style:name="P10" style:parent-style-name="Table_20_Contents">
      <loext:graphic-properties draw:fill="solid" draw:fill-color="#000000" draw:opacity="100%"/>
      <style:paragraph-properties fo:background-color="#000000"/>
    </style:style>
    <style:style style:family="paragraph" style:name="P13" style:parent-style-name="Table_20_Contents">
      <loext:graphic-properties draw:fill="solid" draw:fill-color="#ffdaa2" draw:opacity="100%"/>
      <style:paragraph-properties fo:background-color="#ffdaa2"/>
    </style:style>
    <style:style style:family="paragraph" style:name="P16" style:parent-style-name="Table_20_Contents">
      <loext:graphic-properties draw:fill="solid" draw:fill-color="#666666" draw:opacity="100%"/>
      <style:paragraph-properties fo:background-color="#666666"/>
    </style:style>
    <style:style style:family="table-cell" style:name="template.C2">
      <style:table-cell-properties fo:border-bottom="0.05pt solid #000000" fo:border-left="0.05pt solid #000000" fo:border-right="none" fo:border-top="none" fo:padding="0.097cm" style:vertical-align="middle"/>
    </style:style>
    <style:style style:family="paragraph" style:name="P27" style:parent-style-name="Table_20_Contents">
      <loext:graphic-properties draw:fill="solid" draw:fill-color="#f7a19a" draw:opacity="100%"/>
      <style:paragraph-properties fo:background-color="#f7a19a"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pipoca" table:style-name="pipoca">
        <table:table-column table:number-columns-repeated="5" table:style-name="pipoca.A"/>
        <table:table-row>
          <table:table-cell office:value-type="string" table:style-name="template.A1">
            <text:p text:style-name="P6"/>
          </table:table-cell>
          <table:table-cell office:value="23.0" office:value-type="float" table:style-name="template.A1">
            <text:p text:style-name="P28">23.0</text:p>
          </table:table-cell>
          <table:table-cell office:value-type="string" table:style-name="template.A1">
            <text:p text:style-name="P28"/>
          </table:table-cell>
          <table:table-cell office:value-type="string" table:style-name="template.A1">
            <text:p text:style-name="P28"/>
          </table:table-cell>
          <table:table-cell office:value-type="string" table:style-name="template.E1">
            <text:p text:style-name="P9"/>
          </table:table-cell>
        </table:table-row>
        <table:table-row>
          <table:table-cell office:value-type="string" table:style-name="template.A2">
            <text:p text:style-name="P12"/>
          </table:table-cell>
          <table:table-cell office:value-type="string" table:style-name="template.A2">
            <text:p text:style-name="P13"/>
          </table:table-cell>
          <table:table-cell office:value-type="string" table:style-name="template.A2">
            <text:p text:style-name="P13"/>
          </table:table-cell>
          <table:table-cell office:value-type="string" table:style-name="template.A2">
            <text:p text:style-name="P13"/>
          </table:table-cell>
          <table:table-cell office:value-type="string" table:style-name="template.E5">
            <text:p text:style-name="P18"/>
          </table:table-cell>
        </table:table-row>
        <table:table-row>
          <table:table-cell office:value-type="string" table:style-name="template.A2">
            <text:p text:style-name="P12"/>
          </table:table-cell>
          <table:table-cell office:value-type="string" table:style-name="template.A2">
            <text:p text:style-name="P16"/>
          </table:table-cell>
          <table:table-cell office:value-type="string" table:style-name="template.A2">
            <text:p text:style-name="P16"/>
          </table:table-cell>
          <table:table-cell office:value-type="string" table:style-name="template.A2">
            <text:p text:style-name="P16"/>
          </table:table-cell>
          <table:table-cell office:value-type="string" table:style-name="template.E5">
            <text:p text:style-name="P18"/>
          </table:table-cell>
        </table:table-row>
        <table:table-row>
          <table:table-cell office:value-type="string" table:style-name="template.A2">
            <text:p text:style-name="P12"/>
          </table:table-cell>
          <table:table-cell office:value-type="string" table:style-name="template.A2">
            <text:p text:style-name="P13"/>
          </table:table-cell>
          <table:table-cell office:value-type="string" table:style-name="template.A2">
            <text:p text:style-name="P13"/>
          </table:table-cell>
          <table:table-cell office:value-type="string" table:style-name="template.A2">
            <text:p text:style-name="P13"/>
          </table:table-cell>
          <table:table-cell office:value-type="string" table:style-name="template.E5">
            <text:p text:style-name="P18"/>
          </table:table-cell>
        </table:table-row>
        <table:table-row>
          <table:table-cell office:value-type="string" table:style-name="template.A2">
            <text:p text:style-name="P11"/>
          </table:table-cell>
          <table:table-cell office:value-type="string" table:style-name="template.A2">
            <text:p text:style-name="P10"/>
          </table:table-cell>
          <table:table-cell office:value-type="string" table:style-name="template.A2">
            <text:p text:style-name="P10"/>
          </table:table-cell>
          <table:table-cell office:value-type="string" table:style-name="template.A2">
            <text:p text:style-name="P10"/>
          </table:table-cell>
          <table:table-cell office:value-type="string" table:style-name="template.E5">
            <text:p text:style-name="P26"/>
          </table:table-cell>
        </table:table-row>
      </table:table>
      <text:p text:style-name="Standard"/>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wrap" style:flow-with-text="true" svg:stroke-color="#3465a4"/>
      <style:paragraph-properties style:font-independent-line-spacing="false" style:line-break="strict" style:text-autospace="ideograph-alpha">
        <style:tab-stops/>
      </style:paragraph-properties>
      <style:text-properties fo:color="#000000" fo:country="none" fo:font-size="12pt" fo:language="none" style:country-asian="none" style:country-complex="none" style:font-name="Times New Roman" style:font-name-asian="Lucida Sans Unicode" style:font-name-complex="Tahoma" style:font-size-asian="12pt" style:font-size-complex="12pt" style:language-asian="none" style:language-complex="none"/>
    </style:default-style>
    <style:default-style style:family="paragraph">
      <style:paragraph-properties style:line-break="strict" style:punctuation-wrap="hanging" style:text-autospace="ideograph-alpha" style:writing-mode="page"/>
      <style:text-properties fo:color="#000000" fo:country="none" fo:font-size="12pt" fo:language="none" style:country-asian="none" style:country-complex="none" style:font-name="Times New Roman" style:font-name-asian="Lucida Sans Unicode" style:font-name-complex="Tahoma" style:font-size-asian="12pt" style:font-size-complex="12pt" style:language-asian="none" style:language-complex="none"/>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loext:contextual-spacing="false"/>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loext:contextual-spacing="false"/>
      <style:text-properties fo:font-family="Arial" fo:font-size="14pt" style:font-family-asian="'Lucida Sans Unicode'" style:font-family-complex="Tahoma" style:font-family-generic="swiss" style:font-family-generic-asian="system" style:font-family-generic-complex="system" style:font-name="Arial" style:font-name-asian="Lucida Sans Unicode" style:font-name-complex="Tahoma" style:font-pitch="variable" style:font-pitch-asian="variable" style:font-pitch-complex="variable"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loext:contextual-spacing="false"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loext:contextual-spacing="false"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1.11pt double #808080" fo:border-left="none" fo:border-right="none" fo:border-top="none" fo:margin-bottom="0.499cm" fo:margin-top="0cm" fo:padding="0cm" loext:contextual-spacing="false"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loext:contextual-spacing="false" style:auto-text-indent="false"/>
    </style:style>
    <style:style style:class="list" style:display-name="List 1 Cont." style:family="paragraph" style:name="List_20_1_20_Cont." style:parent-style-name="List">
      <style:paragraph-properties fo:margin-bottom="0.212cm" fo:margin-left="0.635cm" fo:margin-right="0cm" fo:margin-top="0cm" fo:text-indent="0cm" loext:contextual-spacing="false" style:auto-text-indent="false"/>
    </style:style>
    <style:style style:class="list" style:display-name="List 1 End" style:family="paragraph" style:name="List_20_1_20_End" style:parent-style-name="List">
      <style:paragraph-properties fo:margin-bottom="0.423cm" fo:margin-left="0.635cm" fo:margin-right="0cm" fo:margin-top="0cm" fo:text-indent="-0.635cm" loext:contextual-spacing="false"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loext:contextual-spacing="false" style:auto-text-indent="false"/>
    </style:style>
    <style:style style:class="list" style:display-name="List 2" style:family="paragraph" style:name="List_20_2" style:parent-style-name="List">
      <style:paragraph-properties fo:margin-bottom="0.212cm" fo:margin-left="1.27cm" fo:margin-right="0cm" fo:margin-top="0cm" fo:text-indent="-0.635cm" loext:contextual-spacing="false" style:auto-text-indent="false"/>
    </style:style>
    <style:style style:class="list" style:display-name="List 2 Cont." style:family="paragraph" style:name="List_20_2_20_Cont." style:parent-style-name="List">
      <style:paragraph-properties fo:margin-bottom="0.212cm" fo:margin-left="1.27cm" fo:margin-right="0cm" fo:margin-top="0cm" fo:text-indent="0cm" loext:contextual-spacing="false" style:auto-text-indent="false"/>
    </style:style>
    <style:style style:class="list" style:display-name="List 2 End" style:family="paragraph" style:name="List_20_2_20_End" style:parent-style-name="List">
      <style:paragraph-properties fo:margin-bottom="0.423cm" fo:margin-left="1.27cm" fo:margin-right="0cm" fo:margin-top="0cm" fo:text-indent="-0.635cm" loext:contextual-spacing="false"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loext:contextual-spacing="false" style:auto-text-indent="false"/>
    </style:style>
    <style:style style:class="list" style:display-name="List 3" style:family="paragraph" style:name="List_20_3" style:parent-style-name="List">
      <style:paragraph-properties fo:margin-bottom="0.212cm" fo:margin-left="1.905cm" fo:margin-right="0cm" fo:margin-top="0cm" fo:text-indent="-0.635cm" loext:contextual-spacing="false" style:auto-text-indent="false"/>
    </style:style>
    <style:style style:class="list" style:display-name="List 3 Cont." style:family="paragraph" style:name="List_20_3_20_Cont." style:parent-style-name="List">
      <style:paragraph-properties fo:margin-bottom="0.212cm" fo:margin-left="1.905cm" fo:margin-right="0cm" fo:margin-top="0cm" fo:text-indent="0cm" loext:contextual-spacing="false" style:auto-text-indent="false"/>
    </style:style>
    <style:style style:class="list" style:display-name="List 3 End" style:family="paragraph" style:name="List_20_3_20_End" style:parent-style-name="List">
      <style:paragraph-properties fo:margin-bottom="0.423cm" fo:margin-left="1.905cm" fo:margin-right="0cm" fo:margin-top="0cm" fo:text-indent="-0.635cm" loext:contextual-spacing="false"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loext:contextual-spacing="false" style:auto-text-indent="false"/>
    </style:style>
    <style:style style:class="list" style:display-name="List 4" style:family="paragraph" style:name="List_20_4" style:parent-style-name="List">
      <style:paragraph-properties fo:margin-bottom="0.212cm" fo:margin-left="2.54cm" fo:margin-right="0cm" fo:margin-top="0cm" fo:text-indent="-0.635cm" loext:contextual-spacing="false" style:auto-text-indent="false"/>
    </style:style>
    <style:style style:class="list" style:display-name="List 4 Cont." style:family="paragraph" style:name="List_20_4_20_Cont." style:parent-style-name="List">
      <style:paragraph-properties fo:margin-bottom="0.212cm" fo:margin-left="2.54cm" fo:margin-right="0cm" fo:margin-top="0cm" fo:text-indent="0cm" loext:contextual-spacing="false" style:auto-text-indent="false"/>
    </style:style>
    <style:style style:class="list" style:display-name="List 4 End" style:family="paragraph" style:name="List_20_4_20_End" style:parent-style-name="List">
      <style:paragraph-properties fo:margin-bottom="0.423cm" fo:margin-left="2.54cm" fo:margin-right="0cm" fo:margin-top="0cm" fo:text-indent="-0.635cm" loext:contextual-spacing="false"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loext:contextual-spacing="false" style:auto-text-indent="false"/>
    </style:style>
    <style:style style:class="list" style:display-name="List 5" style:family="paragraph" style:name="List_20_5" style:parent-style-name="List">
      <style:paragraph-properties fo:margin-bottom="0.212cm" fo:margin-left="3.175cm" fo:margin-right="0cm" fo:margin-top="0cm" fo:text-indent="-0.635cm" loext:contextual-spacing="false" style:auto-text-indent="false"/>
    </style:style>
    <style:style style:class="list" style:display-name="List 5 Cont." style:family="paragraph" style:name="List_20_5_20_Cont." style:parent-style-name="List">
      <style:paragraph-properties fo:margin-bottom="0.212cm" fo:margin-left="3.175cm" fo:margin-right="0cm" fo:margin-top="0cm" fo:text-indent="0cm" loext:contextual-spacing="false" style:auto-text-indent="false"/>
    </style:style>
    <style:style style:class="list" style:display-name="List 5 End" style:family="paragraph" style:name="List_20_5_20_End" style:parent-style-name="List">
      <style:paragraph-properties fo:margin-bottom="0.423cm" fo:margin-left="3.175cm" fo:margin-right="0cm" fo:margin-top="0cm" fo:text-indent="-0.635cm" loext:contextual-spacing="false"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loext:contextual-spacing="false"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loext:contextual-spacing="false" style:auto-text-indent="false"/>
    </style:style>
    <style:style style:class="list" style:display-name="Numbering 1" style:family="paragraph" style:name="Numbering_20_1" style:parent-style-name="List">
      <style:paragraph-properties fo:margin-bottom="0.212cm" fo:margin-left="0.635cm" fo:margin-right="0cm" fo:margin-top="0cm" fo:text-indent="-0.635cm" loext:contextual-spacing="false"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loext:contextual-spacing="false"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loext:contextual-spacing="false" style:auto-text-indent="false"/>
    </style:style>
    <style:style style:class="list" style:display-name="Numbering 2" style:family="paragraph" style:name="Numbering_20_2" style:parent-style-name="List">
      <style:paragraph-properties fo:margin-bottom="0.212cm" fo:margin-left="1.27cm" fo:margin-right="0cm" fo:margin-top="0cm" fo:text-indent="-0.635cm" loext:contextual-spacing="false"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loext:contextual-spacing="false"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loext:contextual-spacing="false"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loext:contextual-spacing="false" style:auto-text-indent="false"/>
    </style:style>
    <style:style style:class="list" style:display-name="Numbering 3" style:family="paragraph" style:name="Numbering_20_3" style:parent-style-name="List">
      <style:paragraph-properties fo:margin-bottom="0.212cm" fo:margin-left="1.905cm" fo:margin-right="0cm" fo:margin-top="0cm" fo:text-indent="-0.635cm" loext:contextual-spacing="false"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loext:contextual-spacing="false"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loext:contextual-spacing="false"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loext:contextual-spacing="false" style:auto-text-indent="false"/>
    </style:style>
    <style:style style:class="list" style:display-name="Numbering 4" style:family="paragraph" style:name="Numbering_20_4" style:parent-style-name="List">
      <style:paragraph-properties fo:margin-bottom="0.212cm" fo:margin-left="2.54cm" fo:margin-right="0cm" fo:margin-top="0cm" fo:text-indent="-0.635cm" loext:contextual-spacing="false"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loext:contextual-spacing="false"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loext:contextual-spacing="false"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loext:contextual-spacing="false" style:auto-text-indent="false"/>
    </style:style>
    <style:style style:class="list" style:display-name="Numbering 5" style:family="paragraph" style:name="Numbering_20_5" style:parent-style-name="List">
      <style:paragraph-properties fo:margin-bottom="0.212cm" fo:margin-left="3.175cm" fo:margin-right="0cm" fo:margin-top="0cm" fo:text-indent="-0.635cm" loext:contextual-spacing="false"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loext:contextual-spacing="false"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loext:contextual-spacing="false"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loext:contextual-spacing="false"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loext:contextual-spacing="false"/>
      <style:text-properties fo:font-family="'Courier New'" fo:font-size="10pt"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style:style>
    <style:style style:class="html" style:family="paragraph" style:name="Quotations" style:parent-style-name="Standard">
      <style:paragraph-properties fo:margin-bottom="0.499cm" fo:margin-left="1cm" fo:margin-right="1cm" fo:margin-top="0cm" fo:text-indent="0cm" loext:contextual-spacing="false" style:auto-text-indent="false"/>
    </style:style>
    <style:style style:class="extra" style:family="paragraph" style:name="Sender" style:parent-style-name="Standard">
      <style:paragraph-properties fo:margin-bottom="0.106cm" fo:margin-top="0cm" loext:contextual-spacing="false"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text" style:family="paragraph" style:name="Standard-a99e85d"/>
    <style:style style:display-name="Bullet Symbols" style:family="text" style:name="Bullet_20_Symbols">
      <style:text-properties fo:font-family="StarSymbol" fo:font-size="9pt" style:font-family-asian="StarSymbol" style:font-family-complex="StarSymbol"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6pt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bottom="2cm" fo:margin-left="2cm" fo:margin-right="2cm" fo:margin-top="2cm" fo:page-height="29.699cm" fo:page-width="20.999cm"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style:page-layout style:name="Mpm2">
      <style:page-layout-properties fo:margin-bottom="2cm" fo:margin-left="2cm" fo:margin-right="2cm" fo:margin-top="2cm" fo:page-height="29.699cm" fo:page-width="20.999cm"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portrait" style:writing-mode="lr-tb">
        <style:footnote-sep style:adjustment="left" style:color="#000000" style:line-style="none" style:rel-width="25%"/>
      </style:page-layout-properties>
      <style:header-style/>
      <style:footer-style/>
    </style:page-layout>
    <style:page-layout style:name="Mpm3">
      <style:page-layout-properties fo:margin-bottom="0cm" fo:margin-left="0cm" fo:margin-right="0cm" fo:margin-top="0cm" fo:page-height="11.4cm" fo:page-width="22.701cm"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landscape" style:writing-mode="lr-tb">
        <style:footnote-sep style:adjustment="left" style:color="#000000" style:distance-after-sep="0.101cm" style:distance-before-sep="0.101cm" style:line-style="none" style:rel-width="25%" style:width="0.018cm"/>
      </style:page-layout-properties>
      <style:header-style/>
      <style:footer-style/>
    </style:page-layout>
    <style:page-layout style:name="Mpm4">
      <style:page-layout-properties fo:margin-bottom="1cm" fo:margin-left="2cm" fo:margin-right="1cm" fo:margin-top="1cm" fo:page-height="29.699cm" fo:page-width="20.999cm"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style:page-layout style:name="Mpm5" style:page-usage="left">
      <style:page-layout-properties fo:margin-bottom="2cm" fo:margin-left="2cm" fo:margin-right="2cm" fo:margin-top="2cm" fo:page-height="29.699cm" fo:page-width="20.999cm"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style:page-layout style:name="Mpm6" style:page-usage="right">
      <style:page-layout-properties fo:margin-bottom="2cm" fo:margin-left="2cm" fo:margin-right="2cm" fo:margin-top="2cm" fo:page-height="29.699cm" fo:page-width="20.999cm"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display-name="First Page" style:name="First_20_Page" style:next-style-name="Standard" style:page-layout-name="Mpm1"/>
    <style:master-page style:name="HTML" style:page-layout-name="Mpm4"/>
    <style:master-page style:name="Index" style:page-layout-name="Mpm1"/>
    <style:master-page style:display-name="Left Page" style:name="Left_20_Page" style:page-layout-name="Mpm5"/>
    <style:master-page style:display-name="Right Page" style:name="Right_20_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8-06-24T11:29:55.005000000</dc:date>
    <meta:editing-cycles>5</meta:editing-cycles>
    <meta:editing-duration>PT4M15S</meta:editing-duration>
    <meta:initial-creator>thiago</meta:initial-creator>
    <meta:creation-date>2018-06-21T23:11:40</meta:creation-date>
    <dc:language>pt</dc:language>
    <meta:document-statistic meta:table-count="1" meta:image-count="0" meta:object-count="0" meta:page-count="1" meta:paragraph-count="0" meta:word-count="0" meta:character-count="0" meta:non-whitespace-character-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